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5a17" officeooo:paragraph-rsid="001a7589"/>
    </style:style>
    <style:style style:name="P2" style:family="paragraph" style:parent-style-name="Standard">
      <style:text-properties officeooo:rsid="00185a17" officeooo:paragraph-rsid="00185a17"/>
    </style:style>
    <style:style style:name="P3" style:family="paragraph" style:parent-style-name="Standard">
      <style:text-properties officeooo:paragraph-rsid="00185a17"/>
    </style:style>
    <style:style style:name="P4" style:family="paragraph" style:parent-style-name="Standard">
      <style:paragraph-properties fo:break-before="page"/>
      <style:text-properties officeooo:rsid="00185a17" officeooo:paragraph-rsid="00185a17"/>
    </style:style>
    <style:style style:name="P5" style:family="paragraph" style:parent-style-name="Standard">
      <style:paragraph-properties fo:break-before="page"/>
      <style:text-properties officeooo:rsid="00185a17" officeooo:paragraph-rsid="001a7589"/>
    </style:style>
    <style:style style:name="P6" style:family="paragraph" style:parent-style-name="Standard">
      <style:paragraph-properties fo:margin-top="0.101cm" fo:margin-bottom="0.101cm" style:contextual-spacing="false"/>
      <style:text-properties officeooo:paragraph-rsid="001cfba3"/>
    </style:style>
    <style:style style:name="P7" style:family="paragraph" style:parent-style-name="Standard">
      <style:paragraph-properties fo:margin-top="0.101cm" fo:margin-bottom="0.101cm" style:contextual-spacing="false"/>
      <style:text-properties officeooo:paragraph-rsid="00185a17"/>
    </style:style>
    <style:style style:name="T1" style:family="text">
      <style:text-properties officeooo:rsid="001a7589"/>
    </style:style>
    <style:style style:name="T2" style:family="text">
      <style:text-properties officeooo:rsid="00185a17"/>
    </style:style>
    <style:style style:name="T3" style:family="text">
      <style:text-properties officeooo:rsid="001cfb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Descrição Geral<text:line-break/>Possuído por um demônio ganancioso, o poço é cercado por troncos gigantes de árvores mortas, cobertos de musgo e vegetação rasteira. Alguns parecem ter rosto, com uma expressão congelada de agonia. Uma pessoa cega circula pela região contando seus sonhos com riquezas que recebeu no inferno, dizendo que o poço é a passagem. Descansar aqui causa sonhos que revelam o caminho pro poço e mostram seus tesouros.</text:p>
      <text:p text:style-name="P6">Uma queda d’água forma essa piscina natural, o fundo é escuro, mas há um brilho vindo de dentro das águas. Ao seu redor há rastros e tudo que foi deixado para trás pelos últimos que estiveram ali. Mergulhar nas águas permite ouvir: “Dê e receberá, seus desejos o poço realizará”. No fundo das águas está Gamori, demônio dos poços com suas vítimas.</text:p>
      <text:p text:style-name="P6">Gamori irá atrair viajantes com tesouros valiosos. No poço tentará aprisionar quem mergulha ou bebe as águas. Quem fizer seu pedido irá ouvir: “Dê e receberá, ofereça vida e seu desejo realizará”. Ao se afastar do poço, quem mergulhou ou bebeu de sua água, irá apodrecer um pouco a cada turno até sua morte ou até ter contato com a água do poço novamente. Se não forem oferecidos sacrifícios, o demônio emerge levando os condenados para tomá-los. Quem realizar pedidos deve oferecer duas vezes o peso de sua vida para o poço, e depois seu desejo será realizado. <text:line-break/><text:line-break/># Tesouros e lares<text:line-break/>- 2600 <text:span text:style-name="T3">moedas</text:span> em joalheria: 8x Topázio (3ct) 150 moedas, 7x Ametista (2ct) 200 moedas</text:p>
      <text:p text:style-name="P6">- Bola de Cristal: permite ver e ouvir um lugar que possa imaginar 1/dia</text:p>
      <text:p text:style-name="P6">- Anel do Engano: o usuário acredita estar em posse de outro tipo de anel</text:p>
      <text:p text:style-name="P7"><text:soft-page-break/># <text:span text:style-name="T3">Gamori, demônio dos poços</text:span><text:line-break/>Demônio Grande; CA: 0; DV: 8; 2x garras [1d3]/1x mordida[2d4]; TAC0 12 [+7]; </text:p>
      <text:p text:style-name="P7">Mov. 90′ (30′) [27 m (9 m)]; SV M8 V9 P10 S10 F12; Moral 9; Alinhamento Caótico. XP 2300</text:p>
      <text:p text:style-name="P7">Magias: Escuridão, Percepção Extra Sensorial, Maldição, Animar Mortos.</text:p>
      <text:p text:style-name="P7">Possessão: Gamori pode possuir 1 criatura; quando isso acontece, sua forma física se desvanece, e ele se torna impossível de ser ferido até ser expulso do hospedeiro pela morte, ao falhar um teste de moral ou ao ser afetado por uma tentativa de Expulsar Mortos Vivos. O alvo da possessão tem direito a uma salvaguarda contra feitiços para resistir ao efeito.</text:p>
      <text:p text:style-name="P7">Pacto: os pactos com demônios não são burocráticos como os feitos com diabos. Gamori oferecerá poder (acesso à magia arcana e conhecimento das magias que sabe) em troca de um acordo que vise seus objetivos atuais (acesso aos poços de cidades, contaminar água das igrejas, capturar outros demônios para enviá-los de volta ao inferno). Ele cumprirá sua parte do acordo.</text:p>
      <text:p text:style-name="P7">Desejo Restrito: Demônios podem pedir aos lordes infernais pelo cumprimento do desejo de um mortal - se isso for necessário para selar um pacto. Os lordes demônios farão de tudo para transformar as palavras do desejo em uma versão deturpada do que o mortal queria - e podem estabelecer outras tantas limitações quanto o mestre do jogo determinar como importa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85a17" officeooo:paragraph-rsid="001a7589"/>
    </style:style>
    <style:style style:name="MT1" style:family="text">
      <style:text-properties officeooo:rsid="001cfba3"/>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X 07<text:span text:style-name="MT1">05</text:span> – <text:span text:style-name="MT1">POÇO DOS SACRIFÍCIOS</text:span> – <text:span text:style-name="MT1">Guilherme Vieira</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6T15:50:19.895000000</meta:creation-date>
    <dc:date>2024-10-20T21:59:04.264000000</dc:date>
    <meta:editing-duration>PT20M6S</meta:editing-duration>
    <meta:editing-cycles>4</meta:editing-cycles>
    <meta:generator>LibreOffice/7.0.4.2$Windows_X86_64 LibreOffice_project/dcf040e67528d9187c66b2379df5ea4407429775</meta:generator>
    <meta:document-statistic meta:table-count="0" meta:image-count="0" meta:object-count="0" meta:page-count="2" meta:paragraph-count="12" meta:word-count="511" meta:character-count="2986" meta:non-whitespace-character-count="2482"/>
  </office:meta>
</office:document-meta>
</file>